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D6000002B8EEE10B80F9FD3AF8.png" manifest:media-type="image/png"/>
  <manifest:file-entry manifest:full-path="Pictures/10000201000001C800000159E3029D3E2B5D3021.png" manifest:media-type="image/png"/>
  <manifest:file-entry manifest:full-path="Pictures/10000201000007D0000008C400EC7CF5001404D7.png" manifest:media-type="image/png"/>
  <manifest:file-entry manifest:full-path="Pictures/100002010000013F000001FDD26AFDD8EB2F1EE7.png" manifest:media-type="image/png"/>
  <manifest:file-entry manifest:full-path="Pictures/1000020100000F0000000CDA4416551907DC568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marker-end="Arrow" draw:marker-end-width="0.3cm" draw:fill="solid" draw:textarea-vertical-align="middl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334cm"/>
      <style:paragraph-properties style:writing-mode="lr-tb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15.8cm" svg:y1="3.4cm" svg:x2="21cm" svg:y2="5.2cm">
          <text:p/>
        </draw:line>
        <draw:frame draw:style-name="gr2" draw:text-style-name="P2" xml:id="id1" draw:id="id1" draw:layer="layout" svg:width="3.767cm" svg:height="3.227cm" svg:x="12.347cm" svg:y="1.531cm">
          <draw:image xlink:href="Pictures/1000020100000F0000000CDA4416551907DC568A.png" xlink:type="simple" xlink:show="embed" xlink:actuate="onLoad" loext:mime-type="image/png">
            <text:p/>
          </draw:image>
        </draw:frame>
        <draw:frame draw:style-name="gr3" draw:text-style-name="P2" draw:layer="layout" svg:width="2.445cm" svg:height="3.902cm" svg:x="21cm" svg:y="4.298cm">
          <draw:image xlink:href="Pictures/100002010000013F000001FDD26AFDD8EB2F1EE7.png" xlink:type="simple" xlink:show="embed" xlink:actuate="onLoad" loext:mime-type="image/png">
            <text:p/>
          </draw:image>
        </draw:frame>
        <draw:frame draw:style-name="gr3" draw:text-style-name="P2" draw:layer="layout" svg:width="2.048cm" svg:height="2.297cm" svg:x="21.73cm" svg:y="6.27cm">
          <draw:image xlink:href="Pictures/10000201000007D0000008C400EC7CF5001404D7.png" xlink:type="simple" xlink:show="embed" xlink:actuate="onLoad" loext:mime-type="image/png">
            <text:p/>
          </draw:image>
        </draw:frame>
        <draw:frame draw:style-name="gr4" draw:text-style-name="P3" draw:layer="layout" svg:width="3.2cm" svg:height="1.673cm" svg:x="10.4cm" svg:y="2cm">
          <draw:text-box>
            <text:p>Bob<text:line-break/>(user)</text:p>
          </draw:text-box>
        </draw:frame>
        <draw:frame draw:style-name="gr4" draw:text-style-name="P3" draw:layer="layout" svg:width="3.6cm" svg:height="1.673cm" svg:x="24cm" svg:y="6cm">
          <draw:text-box>
            <text:p>Identity<text:line-break/>Provider</text:p>
          </draw:text-box>
        </draw:frame>
        <draw:connector draw:style-name="gr1" draw:text-style-name="P1" draw:layer="layout" draw:line-skew="2.528cm" svg:x1="22.016cm" svg:y1="8.885cm" svg:x2="14.23cm" svg:y2="4.758cm" draw:end-shape="id1" draw:end-glue-point="2" svg:d="M22016 8885v715h-7786v-4842" svg:viewBox="0 0 7787 4843">
          <text:p/>
        </draw:connector>
        <draw:frame draw:style-name="gr3" draw:text-style-name="P2" draw:layer="layout" svg:width="1.801cm" svg:height="1.364cm" draw:transform="skewX (-0.000698131700797688) rotate (-1.15278997094226) translate (17.669cm 3cm)">
          <draw:image xlink:href="Pictures/10000201000001C800000159E3029D3E2B5D3021.png" xlink:type="simple" xlink:show="embed" xlink:actuate="onLoad" loext:mime-type="image/png">
            <text:p/>
          </draw:image>
        </draw:frame>
        <draw:frame draw:style-name="gr3" draw:text-style-name="P2" draw:layer="layout" svg:width="1.801cm" svg:height="1.364cm" draw:transform="skewX (-0.000698131700797688) rotate (-1.15278997094226) translate (18.869cm 8.4cm)">
          <draw:image xlink:href="Pictures/10000201000001C800000159E3029D3E2B5D3021.png" xlink:type="simple" xlink:show="embed" xlink:actuate="onLoad" loext:mime-type="image/png">
            <text:p/>
          </draw:image>
        </draw:frame>
        <draw:frame draw:style-name="gr3" draw:text-style-name="P2" draw:layer="layout" svg:width="0.821cm" svg:height="1.216cm" svg:x="18.4cm" svg:y="9.385cm">
          <draw:image xlink:href="Pictures/10000201000001D6000002B8EEE10B80F9FD3AF8.png" xlink:type="simple" xlink:show="embed" xlink:actuate="onLoad" loext:mime-type="image/png">
            <text:p/>
          </draw:image>
        </draw:frame>
        <draw:frame draw:style-name="gr5" draw:text-style-name="P3" draw:layer="layout" svg:width="10.6cm" svg:height="2cm" svg:x="15.6cm" svg:y="1.6cm">
          <draw:text-box>
            <text:p>User asks Id Provider to certify public part of generated signing key</text:p>
          </draw:text-box>
        </draw:frame>
        <draw:frame draw:style-name="gr6" draw:text-style-name="P3" draw:layer="layout" svg:width="12.6cm" svg:height="2.584cm" svg:x="14cm" svg:y="10.416cm">
          <draw:text-box>
            <text:p>Id Provider returns a certificate for given key together with complete chain to provider’s current MailerId root certificate</text:p>
          </draw:text-box>
        </draw:fram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stroke-linejoin="non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5T12:15:13.566759554</meta:creation-date>
    <dc:date>2022-12-26T23:24:41.039167862</dc:date>
    <meta:editing-duration>PT5H29M23S</meta:editing-duration>
    <meta:editing-cycles>39</meta:editing-cycles>
    <meta:generator>LibreOffice/6.4.7.2$Linux_X86_64 LibreOffice_project/40$Build-2</meta:generator>
    <meta:document-statistic meta:object-count="35"/>
  </office:meta>
</office:document-meta>
</file>